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ffffff" style:text-line-through-style="none" style:text-line-through-type="none" style:font-name="Arial" fo:font-size="11pt" fo:font-style="normal" style:text-underline-style="none" fo:font-weight="normal" style:text-blinking="false" fo:background-color="#ff00f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16235746-7fff-6c2d-c5a3-7f6975b35a22"/>Hlavní cíl</text:p>
      <text:p text:style-name="Text_20_body"/>
      <text:list xml:id="list219749749" text:style-name="L1">
        <text:list-item>
          <text:p text:style-name="P2">porovnat R a S vzhledem ke svým fyzikálním a chemickým vlst.</text:p>
        </text:list-item>
        <text:list-item>
          <text:p text:style-name="P2">lze je najít v compounds</text:p>
        </text:list-item>
      </text:list>
      <text:p text:style-name="P1">-&gt; výsledkem je csv, oddělěné ;</text:p>
      <text:p text:style-name="P1">1) Jsou struktury ze sloupců B a D na webu, pouze struktury, které jsou z DrugBank</text:p>
      <text:p text:style-name="P6">-&gt; VYŘEŠENO: potřebuji sehnat databázi z web v dostupné formě, aby se s ní dalo hezky pracovat, napsat informatikovi, co spravuje webovou databázi</text:p>
      <text:p text:style-name="Text_20_body"/>
      <text:p text:style-name="P7">-&gt; sjednotit SMILES struktur, existuji algoritmy.</text:p>
      <text:p text:style-name="P7">https://pdfs.semanticscholar.org/3c1b/8420e4777dcb8fb1b5412a4aef50f514f9eb.pdf</text:p>
      <text:list xml:id="list2815853846" text:style-name="L2">
        <text:list-item>
          <text:p text:style-name="P3">Juraskova prohnat přes PubChem(názvy i struktury)</text:p>
        </text:list-item>
      </text:list>
      <text:p text:style-name="Text_20_body"/>
      <text:p text:style-name="P1">2)  Jsou dané struktury vedené jako spočítané?</text:p>
      <text:list xml:id="list1853864743" text:style-name="L3">
        <text:list-item>
          <text:p text:style-name="P4">aj aj - pokud mam strukturu z COSMOmicu, tak jo</text:p>
        </text:list-item>
        <text:list-item>
          <text:p text:style-name="P4">vedené jako spočítané? - jít přes statistika nebo method</text:p>
        </text:list-item>
        <text:list-item>
          <text:p text:style-name="P4">když není COSMOmic 18</text:p>
        </text:list-item>
      </text:list>
      <text:p text:style-name="P1">3) Pokud nejsou spočítané, tak spustit skript pro jejich výpočet.</text:p>
      <text:p text:style-name="Text_20_body"/>
      <text:p text:style-name="P1">má cenu chytře uspořádat data v databázi, aby se dalo rychleji vyhledávat</text:p>
      <text:list xml:id="list613425825" text:style-name="L4">
        <text:list-item>
          <text:p text:style-name="P5">do haš.tabulky by se daly použít funkční skupiny, obecně je chytré vyhledávat podle funkční skupiny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0:32:39.772741299</meta:creation-date>
    <dc:date>2019-01-03T10:32:50.805078837</dc:date>
    <meta:editing-duration>PT14S</meta:editing-duration>
    <meta:editing-cycles>1</meta:editing-cycles>
    <meta:document-statistic meta:table-count="0" meta:image-count="0" meta:object-count="0" meta:page-count="1" meta:paragraph-count="16" meta:word-count="150" meta:character-count="943" meta:non-whitespace-character-count="815"/>
    <meta:generator>LibreOffice/6.0.6.2$Linux_X86_64 LibreOffice_project/00$Build-2</meta:generator>
  </office:meta>
</office:document-meta>
</file>